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lone University Indexer — White Paper</text:h>
      <text:p text:style-name="Text_20_body"><text:span text:style-name="Strong_20_Emphasis">Document Title:</text:span> Evolution of <text:span text:style-name="Source_20_Text">indexer.py</text:span> (Beta 3.0 → 3.3)<text:line-break/><text:span text:style-name="Strong_20_Emphasis">Author:</text:span> Systems Architecture Group, Malone University<text:line-break/><text:span text:style-name="Strong_20_Emphasis">Date:</text:span> August 2025<text:line-break/><text:span text:style-name="Strong_20_Emphasis">Classification:</text:span> Internal Engineering Documentation</text:p>
      <text:p text:style-name="Horizontal_20_Line"/>
      <text:h text:style-name="Heading_20_2" text:outline-level="2">1. Executive Summary</text:h>
      <text:p text:style-name="Text_20_body">The <text:span text:style-name="Source_20_Text">indexer.py</text:span> program is the internal automation engine responsible for generating production-grade HTML index files across the University’s <text:span text:style-name="Source_20_Text">departments/</text:span> knowledge base. Between releases <text:span text:style-name="Strong_20_Emphasis">Beta 3.0</text:span> and <text:span text:style-name="Strong_20_Emphasis">Beta 3.3</text:span>, the system matured from a baseline generator into a robust metadata-aware publishing tool. This white paper documents that evolution, the architectural rationale for each iteration, and the operational implications for production deployment.</text:p>
      <text:p text:style-name="Horizontal_20_Line"/>
      <text:h text:style-name="Heading_20_2" text:outline-level="2">2. Background</text:h>
      <text:p text:style-name="Text_20_body">Earlier index generators (v1.0 – v1.4, Beta 1 – Beta 2) provided limited capabilities: folder enumeration, static or inline CSS, and basic navigation. While functional, these iterations suffered from:</text:p>
      <text:list xml:id="list8721592331658349707" text:style-name="L1">
        <text:list-item>
          <text:p text:style-name="P1">Lack of metadata awareness (hero sections were generic)</text:p>
        </text:list-item>
        <text:list-item>
          <text:p text:style-name="P1">Absence of file-level indexing</text:p>
        </text:list-item>
        <text:list-item>
          <text:p text:style-name="P1">Inline styling and scripting, complicating maintainability</text:p>
        </text:list-item>
        <text:list-item>
          <text:p text:style-name="P1">Weak scalability for a large academic corpus</text:p>
        </text:list-item>
      </text:list>
      <text:p text:style-name="Text_20_body">The Beta 3.x line, renamed <text:span text:style-name="Strong_20_Emphasis"><text:span text:style-name="Source_20_Text">indexer.py</text:span></text:span>, was commissioned to address these deficiencies and establish a production-ready architecture.</text:p>
      <text:p text:style-name="Horizontal_20_Line"/>
      <text:h text:style-name="Heading_20_2" text:outline-level="2">3. Evolutionary Milestones</text:h>
      <text:h text:style-name="Heading_20_3" text:outline-level="3">3.0 — Metadata Integration Baseline</text:h>
      <text:list xml:id="list4566398400539814016" text:style-name="L2">
        <text:list-item>
          <text:p text:style-name="P2"><text:span text:style-name="Strong_20_Emphasis">Release Date:</text:span> August 2025</text:p>
        </text:list-item>
        <text:list-item>
          <text:p text:style-name="P2"><text:span text:style-name="Strong_20_Emphasis">Core Features:</text:span></text:p>
          <text:list>
            <text:list-item>
              <text:p text:style-name="P2">Read <text:span text:style-name="Source_20_Text">README.md</text:span> or <text:span text:style-name="Source_20_Text">README.txt</text:span> for hero content.</text:p>
            </text:list-item>
            <text:list-item>
              <text:p text:style-name="P2">Generated subfolder and file listings.</text:p>
            </text:list-item>
            <text:list-item>
              <text:p text:style-name="P2">Introduced breadcrumb navigation for hierarchical awareness.</text:p>
            </text:list-item>
            <text:list-item>
              <text:p text:style-name="P2"><text:soft-page-break/>Auto-updated footer with UTC timestamp.</text:p>
            </text:list-item>
          </text:list>
        </text:list-item>
        <text:list-item>
          <text:p text:style-name="P2"><text:span text:style-name="Strong_20_Emphasis">Limitations:</text:span></text:p>
          <text:list>
            <text:list-item>
              <text:p text:style-name="P2">Inconsistent parsing of freeform README files.</text:p>
            </text:list-item>
            <text:list-item>
              <text:p text:style-name="P2">No structured metadata schema.</text:p>
            </text:list-item>
            <text:list-item>
              <text:p text:style-name="P2">No tags, thumbnails, or extended attributes.</text:p>
            </text:list-item>
          </text:list>
        </text:list-item>
      </text:list>
      <text:p text:style-name="Horizontal_20_Line"/>
      <text:h text:style-name="Heading_20_3" text:outline-level="3">3.1 — Hybrid Metadata Model</text:h>
      <text:list xml:id="list5301744268832286379" text:style-name="L3">
        <text:list-item>
          <text:p text:style-name="P3"><text:span text:style-name="Strong_20_Emphasis">Objective:</text:span> Reduce ambiguity in hero population by prioritizing structured metadata.</text:p>
        </text:list-item>
        <text:list-item>
          <text:p text:style-name="P3"><text:span text:style-name="Strong_20_Emphasis">Enhancements:</text:span></text:p>
          <text:list>
            <text:list-item>
              <text:p text:style-name="P3"><text:span text:style-name="Source_20_Text">meta.json</text:span> given priority over README files.</text:p>
            </text:list-item>
            <text:list-item>
              <text:p text:style-name="P3">Fallback logic: JSON → README.md → README.txt.</text:p>
            </text:list-item>
            <text:list-item>
              <text:p text:style-name="P3">Introduced optional <text:span text:style-name="Strong_20_Emphasis">thumbnail support</text:span> in hero section.</text:p>
            </text:list-item>
            <text:list-item>
              <text:p text:style-name="P3"><text:span text:style-name="Strong_20_Emphasis">Author</text:span> and <text:span text:style-name="Strong_20_Emphasis">Updated</text:span> fields surfaced in footer.</text:p>
            </text:list-item>
          </text:list>
        </text:list-item>
        <text:list-item>
          <text:p text:style-name="P3"><text:span text:style-name="Strong_20_Emphasis">Impact:</text:span></text:p>
          <text:list>
            <text:list-item>
              <text:p text:style-name="P3">Provided deterministic parsing for production folders.</text:p>
            </text:list-item>
            <text:list-item>
              <text:p text:style-name="P3">Allowed both human-readable (README) and machine-readable (JSON) metadata to coexist.</text:p>
            </text:list-item>
          </text:list>
        </text:list-item>
      </text:list>
      <text:p text:style-name="Horizontal_20_Line"/>
      <text:h text:style-name="Heading_20_3" text:outline-level="3">3.2 — Tagging Infrastructure</text:h>
      <text:list xml:id="list3739486369622604715" text:style-name="L4">
        <text:list-item>
          <text:p text:style-name="P4"><text:span text:style-name="Strong_20_Emphasis">Objective:</text:span> Extend metadata model to support classification and discovery.</text:p>
        </text:list-item>
        <text:list-item>
          <text:p text:style-name="P4"><text:span text:style-name="Strong_20_Emphasis">Enhancements:</text:span></text:p>
          <text:list>
            <text:list-item>
              <text:p text:style-name="P4"><text:span text:style-name="Source_20_Text">tags</text:span> accepted as JSON arrays or comma-separated values in README.</text:p>
            </text:list-item>
            <text:list-item>
              <text:p text:style-name="P4">Tags rendered as visual <text:span text:style-name="Strong_20_Emphasis">badges</text:span> beneath the hero section.</text:p>
            </text:list-item>
            <text:list-item>
              <text:p text:style-name="P4">CSS classes provided for consistent badge styling across the site.</text:p>
            </text:list-item>
          </text:list>
        </text:list-item>
        <text:list-item>
          <text:p text:style-name="P4"><text:span text:style-name="Strong_20_Emphasis">Impact:</text:span></text:p>
          <text:list>
            <text:list-item>
              <text:p text:style-name="P4">Enabled categorical browsing.</text:p>
            </text:list-item>
            <text:list-item>
              <text:p text:style-name="P4">Improved human scanning of departmental indexes.</text:p>
            </text:list-item>
          </text:list>
        </text:list-item>
        <text:list-item>
          <text:p text:style-name="P4"><text:span text:style-name="Strong_20_Emphasis">Limitation:</text:span> Tags were static visual cues; no interactivity.</text:p>
        </text:list-item>
      </text:list>
      <text:p text:style-name="Horizontal_20_Line"/>
      <text:h text:style-name="Heading_20_3" text:outline-level="3"><text:soft-page-break/>3.3 — Interactive Tags</text:h>
      <text:list xml:id="list6942057321549114618" text:style-name="L5">
        <text:list-item>
          <text:p text:style-name="P5"><text:span text:style-name="Strong_20_Emphasis">Objective:</text:span> Transform tags into functional discovery mechanisms.</text:p>
        </text:list-item>
        <text:list-item>
          <text:p text:style-name="P5"><text:span text:style-name="Strong_20_Emphasis">Enhancements:</text:span></text:p>
          <text:list>
            <text:list-item>
              <text:p text:style-name="P5">Tags made clickable via client-side JavaScript.</text:p>
            </text:list-item>
            <text:list-item>
              <text:p text:style-name="P5">Clicking a tag applies a filter to the file list, reusing the same logic as the manual search box.</text:p>
            </text:list-item>
            <text:list-item>
              <text:p text:style-name="P5">Active tags highlighted with <text:span text:style-name="Source_20_Text">.active</text:span> class for clear state feedback.</text:p>
            </text:list-item>
            <text:list-item>
              <text:p text:style-name="P5">Clicking again resets the filter.</text:p>
            </text:list-item>
          </text:list>
        </text:list-item>
        <text:list-item>
          <text:p text:style-name="P5"><text:span text:style-name="Strong_20_Emphasis">Impact:</text:span></text:p>
          <text:list>
            <text:list-item>
              <text:p text:style-name="P5">Converted tags into a dual-purpose UI element: both metadata label and navigation control.</text:p>
            </text:list-item>
            <text:list-item>
              <text:p text:style-name="P5">Delivered a <text:span text:style-name="Strong_20_Emphasis">mini knowledge portal experience</text:span> per folder, merging metadata with interactive search.</text:p>
            </text:list-item>
          </text:list>
        </text:list-item>
      </text:list>
      <text:p text:style-name="Horizontal_20_Line"/>
      <text:h text:style-name="Heading_20_2" text:outline-level="2">4. Architecture Overview</text:h>
      <text:p text:style-name="Text_20_body"><text:span text:style-name="Strong_20_Emphasis">Program Name:</text:span> <text:span text:style-name="Source_20_Text">indexer.py</text:span><text:line-break/><text:span text:style-name="Strong_20_Emphasis">Language:</text:span> Python 3.10+<text:line-break/><text:span text:style-name="Strong_20_Emphasis">Output:</text:span> <text:span text:style-name="Source_20_Text">index.html</text:span> per folder under <text:span text:style-name="Source_20_Text">/departments/</text:span></text:p>
      <text:p text:style-name="Text_20_body"><text:span text:style-name="Strong_20_Emphasis">Key Components:</text:span></text:p>
      <text:list xml:id="list6736041045971150596" text:style-name="L6">
        <text:list-item>
          <text:p text:style-name="P6"><text:span text:style-name="Strong_20_Emphasis">Metadata Reader</text:span>: Detects and parses <text:span text:style-name="Source_20_Text">meta.json</text:span> or README files.</text:p>
        </text:list-item>
        <text:list-item>
          <text:p text:style-name="P6"><text:span text:style-name="Strong_20_Emphasis">Breadcrumb Generator</text:span>: Constructs navigation path.</text:p>
        </text:list-item>
        <text:list-item>
          <text:p text:style-name="P6"><text:span text:style-name="Strong_20_Emphasis">Index Generator</text:span>: Emits HTML template populated with subfolders, files, metadata, and tags.</text:p>
        </text:list-item>
        <text:list-item>
          <text:p text:style-name="P6"><text:span text:style-name="Strong_20_Emphasis">Search &amp; Filter Engine</text:span>: Client-side JS enables real-time filtering by filename or tag.</text:p>
        </text:list-item>
        <text:list-item>
          <text:p text:style-name="P6"><text:span text:style-name="Strong_20_Emphasis">Styling Layer</text:span>: External CSS (<text:span text:style-name="Source_20_Text">pyc.css</text:span>, <text:span text:style-name="Source_20_Text">py.css</text:span>) ensures maintainability.</text:p>
        </text:list-item>
      </text:list>
      <text:p text:style-name="Horizontal_20_Line"/>
      <text:h text:style-name="Heading_20_2" text:outline-level="2">5. Design Philosophy</text:h>
      <text:list xml:id="list1232053109582138733" text:style-name="L7">
        <text:list-item>
          <text:p text:style-name="P7"><text:span text:style-name="Strong_20_Emphasis">Determinism:</text:span> Metadata parsing hierarchy guarantees consistent output regardless of authoring style.</text:p>
        </text:list-item>
        <text:list-item>
          <text:p text:style-name="P7"><text:span text:style-name="Strong_20_Emphasis">Separation of Concerns:</text:span> Styling and interactivity externalized to CSS/JS instead of embedded.</text:p>
        </text:list-item>
        <text:list-item>
          <text:p text:style-name="P7"><text:span text:style-name="Strong_20_Emphasis">Extensibility:</text:span> New fields (e.g., course_count, contact_email) can be added to JSON without breaking legacy folders.</text:p>
        </text:list-item>
        <text:list-item>
          <text:p text:style-name="P7"><text:span text:style-name="Strong_20_Emphasis">Resilience:</text:span> Fallback logic ensures no folder is left without an index.</text:p>
        </text:list-item>
        <text:list-item>
          <text:p text:style-name="P7"><text:span text:style-name="Strong_20_Emphasis">Human &amp; Machine Symbiosis:</text:span> Supports both human-readable README files and structured <text:soft-page-break/>JSON for automation.</text:p>
        </text:list-item>
      </text:list>
      <text:p text:style-name="Horizontal_20_Line"/>
      <text:h text:style-name="Heading_20_2" text:outline-level="2">6. Deployment Considerations</text:h>
      <text:list xml:id="list342488508624212804" text:style-name="L8">
        <text:list-item>
          <text:p text:style-name="P8"><text:span text:style-name="Strong_20_Emphasis">Execution:</text:span> Run <text:span text:style-name="Source_20_Text">python indexer.py</text:span> from project root. Produces/updates <text:span text:style-name="Source_20_Text">index.html</text:span> recursively.</text:p>
        </text:list-item>
        <text:list-item>
          <text:p text:style-name="P8"><text:span text:style-name="Strong_20_Emphasis">Hosting:</text:span> Compatible with static file servers (Apache, Nginx) or lightweight Python HTTP server.</text:p>
        </text:list-item>
        <text:list-item>
          <text:p text:style-name="P8"><text:span text:style-name="Strong_20_Emphasis">Maintenance:</text:span></text:p>
          <text:list>
            <text:list-item>
              <text:p text:style-name="P8">Ensure <text:span text:style-name="Source_20_Text">meta.json</text:span> is syntactically valid to avoid parse errors.</text:p>
            </text:list-item>
            <text:list-item>
              <text:p text:style-name="P8">Faculty may continue to edit <text:span text:style-name="Source_20_Text">README.md</text:span> without technical training.</text:p>
            </text:list-item>
            <text:list-item>
              <text:p text:style-name="P8">Tags, thumbnails, and authorship optional but recommended for full effect.</text:p>
            </text:list-item>
          </text:list>
        </text:list-item>
      </text:list>
      <text:p text:style-name="Horizontal_20_Line"/>
      <text:h text:style-name="Heading_20_2" text:outline-level="2">7. Roadmap Beyond 3.3</text:h>
      <text:list xml:id="list6557319117541118239" text:style-name="L9">
        <text:list-item>
          <text:p text:style-name="P9"><text:span text:style-name="Strong_20_Emphasis">Subfolder Tag Inheritance:</text:span> Display subfolder tags in parent indexes.</text:p>
        </text:list-item>
        <text:list-item>
          <text:p text:style-name="P9"><text:span text:style-name="Strong_20_Emphasis">Thumbnail Galleries:</text:span> Auto-render thumbnails alongside files or folders.</text:p>
        </text:list-item>
        <text:list-item>
          <text:p text:style-name="P9"><text:span text:style-name="Strong_20_Emphasis">Search Index Export:</text:span> Generate a global JSON index for site-wide search.</text:p>
        </text:list-item>
        <text:list-item>
          <text:p text:style-name="P9"><text:span text:style-name="Strong_20_Emphasis">Version Awareness:</text:span> Annotate index pages with generator version for auditability.</text:p>
        </text:list-item>
      </text:list>
      <text:p text:style-name="Horizontal_20_Line"/>
      <text:h text:style-name="Heading_20_2" text:outline-level="2">8. Conclusion</text:h>
      <text:p text:style-name="Text_20_body">The evolution from Beta 3.0 to 3.3 transformed <text:span text:style-name="Source_20_Text">indexer.py</text:span> into a <text:span text:style-name="Strong_20_Emphasis">production-grade metadata-driven index generator</text:span>. By balancing structured metadata (<text:span text:style-name="Source_20_Text">meta.json</text:span>) with human documentation (<text:span text:style-name="Source_20_Text">README.md</text:span>), and extending into interactivity with clickable tags, the program now delivers a scalable, maintainable, and user-friendly interface to departmental knowledge assets.</text:p>
      <text:p text:style-name="Text_20_body">This maturity positions Malone University’s knowledge infrastructure at parity with enterprise-class content management practices, while retaining the lightweight footprint of a static site generator.</text:p>
      <text:p text:style-name="Horizontal_20_Line"/>
      <text:p text:style-name="Text_20_body"><text:span text:style-name="Strong_20_Emphasis">End of Document — Prepared for Malone Global University Systems Division, August 202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59:15.12</meta:creation-date>
    <dc:date>2025-08-18T17:01:33.04</dc:date>
    <dc:creator>Joseph Malone</dc:creator>
    <meta:editing-duration>PT2M1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83" meta:word-count="790" meta:character-count="5534"/>
  </office:meta>
</office:document-meta>
</file>